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rkusz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4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Stops</text:p>
          </table:table-cell>
          <table:table-cell table:number-columns-repeated="11"/>
        </table:table-row>
        <table:table-row table:style-name="ro2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formula="of:=CONCATENATE(&quot;Przystanek &quot;;[.A3])" office:value-type="string" office:string-value="Przystanek 1">
            <text:p>Przystanek 1</text:p>
          </table:table-cell>
          <table:table-cell office:value-type="float" office:value="15">
            <text:p>15</text:p>
          </table:table-cell>
          <table:table-cell table:formula="of:=[.D4]+20" office:value-type="float" office:value="315">
            <text:p>31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formula="of:=CONCATENATE(&quot;Przystanek &quot;;[.A4])" office:value-type="string" office:string-value="Przystanek 2">
            <text:p>Przystanek 2</text:p>
          </table:table-cell>
          <table:table-cell office:value-type="float" office:value="45">
            <text:p>45</text:p>
          </table:table-cell>
          <table:table-cell table:formula="of:=[.D5]+20" office:value-type="float" office:value="295">
            <text:p>29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table:formula="of:=CONCATENATE(&quot;Przystanek &quot;;[.A5])" office:value-type="string" office:string-value="Przystanek 3">
            <text:p>Przystanek 3</text:p>
          </table:table-cell>
          <table:table-cell office:value-type="float" office:value="60">
            <text:p>60</text:p>
          </table:table-cell>
          <table:table-cell table:formula="of:=[.D6]+20" office:value-type="float" office:value="275">
            <text:p>27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formula="of:=CONCATENATE(&quot;Przystanek &quot;;[.A6])" office:value-type="string" office:string-value="Przystanek 4">
            <text:p>Przystanek 4</text:p>
          </table:table-cell>
          <table:table-cell office:value-type="float" office:value="75">
            <text:p>75</text:p>
          </table:table-cell>
          <table:table-cell table:formula="of:=[.D7]+20" office:value-type="float" office:value="255">
            <text:p>25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formula="of:=CONCATENATE(&quot;Przystanek &quot;;[.A7])" office:value-type="string" office:string-value="Przystanek 5">
            <text:p>Przystanek 5</text:p>
          </table:table-cell>
          <table:table-cell office:value-type="float" office:value="100">
            <text:p>100</text:p>
          </table:table-cell>
          <table:table-cell office:value-type="float" office:value="235">
            <text:p>23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formula="of:=CONCATENATE(&quot;Przystanek &quot;;[.A8])" office:value-type="string" office:string-value="Przystanek 6">
            <text:p>Przystanek 6</text:p>
          </table:table-cell>
          <table:table-cell office:value-type="float" office:value="120">
            <text:p>120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formula="of:=CONCATENATE(&quot;Przystanek &quot;;[.A9])" office:value-type="string" office:string-value="Przystanek 7">
            <text:p>Przystanek 7</text:p>
          </table:table-cell>
          <table:table-cell office:value-type="float" office:value="200">
            <text:p>200</text:p>
          </table:table-cell>
          <table:table-cell office:value-type="float" office:value="245">
            <text:p>245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formula="of:=CONCATENATE(&quot;Przystanek &quot;;[.A10])" office:value-type="string" office:string-value="Przystanek 8">
            <text:p>Przystanek 8</text:p>
          </table:table-cell>
          <table:table-cell office:value-type="float" office:value="250">
            <text:p>250</text:p>
          </table:table-cell>
          <table:table-cell table:formula="of:=[.D8]-15" office:value-type="float" office:value="195">
            <text:p>195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formula="of:=CONCATENATE(&quot;Przystanek &quot;;[.A11])" office:value-type="string" office:string-value="Przystanek 9">
            <text:p>Przystanek 9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formula="of:=CONCATENATE(&quot;Przystanek &quot;;[.A12])" office:value-type="string" office:string-value="Przystanek 10">
            <text:p>Przystanek 10</text:p>
          </table:table-cell>
          <table:table-cell table:formula="of:=[.C11]+15" office:value-type="float" office:value="515">
            <text:p>515</text:p>
          </table:table-cell>
          <table:table-cell office:value-type="float" office:value="225">
            <text:p>225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table:formula="of:=CONCATENATE(&quot;Przystanek &quot;;[.A13])" office:value-type="string" office:string-value="Przystanek 11">
            <text:p>Przystanek 11</text:p>
          </table:table-cell>
          <table:table-cell office:value-type="float" office:value="10">
            <text:p>10</text:p>
          </table:table-cell>
          <table:table-cell office:value-type="float" office:value="250">
            <text:p>250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table:formula="of:=CONCATENATE(&quot;Przystanek &quot;;[.A14])" office:value-type="string" office:string-value="Przystanek 12">
            <text:p>Przystanek 12</text:p>
          </table:table-cell>
          <table:table-cell office:value-type="float" office:value="50">
            <text:p>50</text:p>
          </table:table-cell>
          <table:table-cell office:value-type="float" office:value="240">
            <text:p>240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table:formula="of:=CONCATENATE(&quot;Przystanek &quot;;[.A15])" office:value-type="string" office:string-value="Przystanek 13">
            <text:p>Przystanek 13</text:p>
          </table:table-cell>
          <table:table-cell table:formula="of:=AVERAGE([.C10];[.C16])" office:value-type="float" office:value="375">
            <text:p>375</text:p>
          </table:table-cell>
          <table:table-cell table:formula="of:=AVERAGE([.D10];[.D16])" office:value-type="float" office:value="240">
            <text:p>240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table:formula="of:=CONCATENATE(&quot;Przystanek &quot;;[.A16])" office:value-type="string" office:string-value="Przystanek 14">
            <text:p>Przystanek 14</text:p>
          </table:table-cell>
          <table:table-cell table:formula="of:=[.C11]" office:value-type="float" office:value="500">
            <text:p>500</text:p>
          </table:table-cell>
          <table:table-cell office:value-type="float" office:value="285">
            <text:p>285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table:formula="of:=CONCATENATE(&quot;Przystanek &quot;;[.A17])" office:value-type="string" office:string-value="Przystanek 15">
            <text:p>Przystanek 15</text:p>
          </table:table-cell>
          <table:table-cell table:formula="of:=[.C12]" office:value-type="float" office:value="515">
            <text:p>515</text:p>
          </table:table-cell>
          <table:table-cell table:formula="of:=[.D16]+45" office:value-type="float" office:value="330">
            <text:p>330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table:formula="of:=CONCATENATE(&quot;Przystanek &quot;;[.A18])" office:value-type="string" office:string-value="Przystanek 16">
            <text:p>Przystanek 16</text:p>
          </table:table-cell>
          <table:table-cell table:formula="of:=[.C17]+60" office:value-type="float" office:value="575">
            <text:p>575</text:p>
          </table:table-cell>
          <table:table-cell table:formula="of:=[.D17]+45" office:value-type="float" office:value="375">
            <text:p>375</text:p>
          </table:table-cell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table:formula="of:=CONCATENATE(&quot;Przystanek &quot;;[.A19])" office:value-type="string" office:string-value="Przystanek 17">
            <text:p>Przystanek 17</text:p>
          </table:table-cell>
          <table:table-cell table:formula="of:=[.C5]" office:value-type="float" office:value="60">
            <text:p>60</text:p>
          </table:table-cell>
          <table:table-cell table:formula="of:=[.D20]-20" office:value-type="float" office:value="150">
            <text:p>150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table:formula="of:=CONCATENATE(&quot;Przystanek &quot;;[.A20])" office:value-type="string" office:string-value="Przystanek 18">
            <text:p>Przystanek 18</text:p>
          </table:table-cell>
          <table:table-cell office:value-type="float" office:value="80">
            <text:p>80</text:p>
          </table:table-cell>
          <table:table-cell table:formula="of:=[.D8]-40" office:value-type="float" office:value="170">
            <text:p>170</text:p>
          </table:table-cell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table:formula="of:=CONCATENATE(&quot;Przystanek &quot;;[.A21])" office:value-type="string" office:string-value="Przystanek 19">
            <text:p>Przystanek 19</text:p>
          </table:table-cell>
          <table:table-cell office:value-type="float" office:value="118">
            <text:p>118</text:p>
          </table:table-cell>
          <table:table-cell office:value-type="float" office:value="280">
            <text:p>280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table:formula="of:=CONCATENATE(&quot;Przystanek &quot;;[.A22])" office:value-type="string" office:string-value="Przystanek 20">
            <text:p>Przystanek 20</text:p>
          </table:table-cell>
          <table:table-cell table:formula="of:=[.C12]+30" office:value-type="float" office:value="545">
            <text:p>545</text:p>
          </table:table-cell>
          <table:table-cell table:formula="of:=[.D16]+5" office:value-type="float" office:value="290">
            <text:p>290</text:p>
          </table:table-cell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table-cell table:formula="of:=CONCATENATE(&quot;Przystanek &quot;;[.A23])" office:value-type="string" office:string-value="Przystanek 21">
            <text:p>Przystanek 21</text:p>
          </table:table-cell>
          <table:table-cell table:formula="of:=[.C16]" office:value-type="float" office:value="500">
            <text:p>500</text:p>
          </table:table-cell>
          <table:table-cell table:formula="of:=[.D24]-20" office:value-type="float" office:value="140">
            <text:p>140</text:p>
          </table:table-cell>
          <table:table-cell table:number-columns-repeated="8"/>
        </table:table-row>
        <table:table-row table:style-name="ro1">
          <table:table-cell office:value-type="float" office:value="22">
            <text:p>22</text:p>
          </table:table-cell>
          <table:table-cell table:formula="of:=CONCATENATE(&quot;Przystanek &quot;;[.A24])" office:value-type="string" office:string-value="Przystanek 22">
            <text:p>Przystanek 22</text:p>
          </table:table-cell>
          <table:table-cell table:formula="of:=[.C23]" office:value-type="float" office:value="500">
            <text:p>500</text:p>
          </table:table-cell>
          <table:table-cell table:formula="of:=[.D25]-20" office:value-type="float" office:value="160">
            <text:p>160</text:p>
          </table:table-cell>
          <table:table-cell table:number-columns-repeated="8"/>
        </table:table-row>
        <table:table-row table:style-name="ro1">
          <table:table-cell office:value-type="float" office:value="23">
            <text:p>23</text:p>
          </table:table-cell>
          <table:table-cell table:formula="of:=CONCATENATE(&quot;Przystanek &quot;;[.A25])" office:value-type="string" office:string-value="Przystanek 23">
            <text:p>Przystanek 23</text:p>
          </table:table-cell>
          <table:table-cell table:formula="of:=[.C24]" office:value-type="float" office:value="500">
            <text:p>500</text:p>
          </table:table-cell>
          <table:table-cell table:formula="of:=[.D11]-20" office:value-type="float" office:value="180">
            <text:p>180</text:p>
          </table:table-cell>
          <table:table-cell table:number-columns-repeated="8"/>
        </table:table-row>
        <table:table-row table:style-name="ro1">
          <table:table-cell office:value-type="float" office:value="24">
            <text:p>24</text:p>
          </table:table-cell>
          <table:table-cell table:formula="of:=CONCATENATE(&quot;Przystanek &quot;;[.A26])" office:value-type="string" office:string-value="Przystanek 24">
            <text:p>Przystanek 24</text:p>
          </table:table-cell>
          <table:table-cell table:formula="of:=[.C25]" office:value-type="float" office:value="500">
            <text:p>500</text:p>
          </table:table-cell>
          <table:table-cell table:formula="of:=AVERAGE([.D11];[.D15])" office:value-type="float" office:value="220">
            <text:p>220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table:formula="of:=CONCATENATE(&quot;Przystanek &quot;;[.A27])" office:value-type="string" office:string-value="Przystanek 25">
            <text:p>Przystanek 25</text:p>
          </table:table-cell>
          <table:table-cell table:formula="of:=[.C26]" office:value-type="float" office:value="500">
            <text:p>500</text:p>
          </table:table-cell>
          <table:table-cell table:formula="of:=INT(AVERAGE([.D15];[.D16]))" office:value-type="float" office:value="262">
            <text:p>262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table:formula="of:=CONCATENATE(&quot;Przystanek &quot;;[.A28])" office:value-type="string" office:string-value="Przystanek 26">
            <text:p>Przystanek 26</text:p>
          </table:table-cell>
          <table:table-cell table:formula="of:=[.C27]" office:value-type="float" office:value="500">
            <text:p>500</text:p>
          </table:table-cell>
          <table:table-cell table:formula="of:=[.D17]+15" office:value-type="float" office:value="345">
            <text:p>345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table:formula="of:=CONCATENATE(&quot;Przystanek &quot;;[.A29])" office:value-type="string" office:string-value="Przystanek 27">
            <text:p>Przystanek 27</text:p>
          </table:table-cell>
          <table:table-cell table:formula="of:=[.C28]" office:value-type="float" office:value="500">
            <text:p>500</text:p>
          </table:table-cell>
          <table:table-cell table:formula="of:=[.D18]+15" office:value-type="float" office:value="390">
            <text:p>390</text:p>
          </table:table-cell>
          <table:table-cell table:number-columns-repeated="8"/>
        </table:table-row>
        <table:table-row table:style-name="ro1">
          <table:table-cell office:value-type="string">
            <text:p>Lines</text:p>
          </table:table-cell>
          <table:table-cell table:number-columns-repeated="11"/>
        </table:table-row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top ids.....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formula="of:=CONCATENATE(&quot;L &quot;;[.A32])" office:value-type="string" office:string-value="L 1">
            <text:p>L 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CONCATENATE(&quot;L &quot;;[.A33])" office:value-type="string" office:string-value="L 2">
            <text:p>L 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CONCATENATE(&quot;L &quot;;[.A34])" office:value-type="string" office:string-value="L 3">
            <text:p>L 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CONCATENATE(&quot;L &quot;;[.A35])" office:value-type="string" office:string-value="L 4">
            <text:p>L 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</table:table-row>
      </table:table>
      <table:table table:name="Arkusz2" table:style-name="ta1" table:print="false"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table:style-name="ce3"/>
        </table:table-row>
        <table:table-row table:style-name="ro1" table:number-rows-repeated="10">
          <table:table-cell table:number-columns-repeated="2"/>
        </table:table-row>
        <table:table-row table:style-name="ro1">
          <table:table-cell/>
          <table:table-cell table:style-name="ce3"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11" number:min-integer-digits="1"/>
    </number:number-style>
    <number:number-style style:name="N113">
      <number:number number:decimal-places="12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13.01.2017</text:date>, <text:time>00:47:0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9:24:29.03</meta:creation-date>
    <dc:date>2017-01-13T00:47:06.32</dc:date>
    <meta:editing-duration>P3DT12H38M16S</meta:editing-duration>
    <meta:editing-cycles>44</meta:editing-cycles>
    <meta:generator>OpenOffice/4.1.1$Win32 OpenOffice.org_project/411m6$Build-9775</meta:generator>
    <meta:document-statistic meta:table-count="3" meta:cell-count="160" meta:object-count="0"/>
  </office:meta>
</office:document-meta>
</file>